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al de Usuarios</text:p>
      <text:p text:style-name="Standard"/>
      <text:p text:style-name="Standard"><text:tab/>Este software sirve como herramienta didáctica para introducir a los alumnos a la programación de bajo nivel, particularmente en lenguaje assembly y código de máquina en una arquitectura de tipo Load/Store. </text:p>
      <text:p text:style-name="Standard"/>
      <text:p text:style-name="Standard"><text:tab/>Como todos sabemos, las computadoras trabajan con 0´s y 1´s que luego a nivel hardware serán interpretados como impulsos eléctricos. Esto es muy difícil de escribir, entender y mantener por seres humanos. Por esta razón, la historia ha demostrado que es necesario construir abstracciones de más alto nivel que se asemejen a la lingüística comprensible, siendo necesaria su posterior traducción de alto a bajo nivel. Es necesario para cada uno de estos lenguajes, sin importar el nivel de abstracción, definir reglas sintácticas y semánticas que no presenten ambigüedades. </text:p>
      <text:p text:style-name="Standard"><text:tab/>En Maxi&amp;Co como ya se mencionó, se manejan dos lenguajes: El código de máquina que consiste en instrucciones a nivel bit, expresadas en hexadecimal, las cuales son de tamaño fijo (en este caso de dos bytes, osea cuatro caracteres hexadecimales). Suelen ser simples con accesos a memoria y a registros.</text:p>
      <text:p text:style-name="Standard"><text:tab/>Por otro lado se maneja el lenguaje assembly que trabaja con instrucciones de mas alto nivel. Contiene un set de instrucciones más extenso que nos habilita a realizar programas más complejos y largos. Podemos clasificar a las intrucciones en tres tipos de categorías:</text:p>
      <text:list xml:id="list3737501191" text:style-name="L1">
        <text:list-item>
          <text:list>
            <text:list-item>
              <text:list>
                <text:list-item>
                  <text:p text:style-name="P1">Aritméticas.</text:p>
                </text:list-item>
                <text:list-item>
                  <text:p text:style-name="P1">Accesos a memoria, tanto para escribir como para leer.</text:p>
                </text:list-item>
                <text:list-item>
                  <text:p text:style-name="P1">Control. Instrucciones que manejan situaciones condicionales que alteran el flujo del programa.</text:p>
                </text:list-item>
              </text:list>
            </text:list-item>
          </text:list>
        </text:list-item>
      </text:list>
      <text:p text:style-name="Standard"><text:tab/></text:p>
      <text:p text:style-name="Standard"><text:tab/>Cabe aclarar que estas instrucciones se representan de una manera más amistosa que las de código de máquina. Simplemente con leerla ya se debería entender que función cumple. Ej: Para el caso de una suma de registros: add rd,rs,rt.</text:p>
      <text:p text:style-name="Standard"/>
      <text:p text:style-name="Standard"><text:tab/>A continuación se mostrará los set de instrucciones disponibles para ambos lenguajes.</text:p>
      <text:p text:style-name="Standard"/>
      <text:p text:style-name="Standard">Set de instrucciones del código de máquina:</text:p>
      <text:p text:style-name="Standard"/>
      <text:p text:style-name="Standard">-1RXY CARGAR el registro R con el patrón de bits que está en la celda de memoria cuya </text:p>
      <text:p text:style-name="Standard">dirección es XY .</text:p>
      <text:p text:style-name="Standard"/>
      <text:p text:style-name="Standard">-2RXY CARGAR el registro R con el patrón de bits XY.</text:p>
      <text:p text:style-name="Standard"><text:s/></text:p>
      <text:p text:style-name="Standard">-3RXY ALMACENAR el patrón de bits que está en el registro R en la celda de memoria cuya </text:p>
      <text:p text:style-name="Standard">dirección es XY.</text:p>
      <text:p text:style-name="Standard"><text:s/></text:p>
      <text:p text:style-name="Standard">-40RS COPIAR el patrón de bits que está en el registro R al registro S.</text:p>
      <text:p text:style-name="Standard"><text:s/></text:p>
      <text:p text:style-name="Standard">-5RST SUMAR los patrones de bits de los registros S y T en complemento a 2 y dejar el resultado </text:p>
      <text:p text:style-name="Standard">en el registro R.</text:p>
      <text:p text:style-name="Standard"><text:s/></text:p>
      <text:p text:style-name="Standard">-6RST SUMAR los patrones de bits de los registros S y T en punto flotante y dejar el resultado en </text:p>
      <text:p text:style-name="Standard">el registro R.</text:p>
      <text:p text:style-name="Standard"><text:s/></text:p>
      <text:p text:style-name="Standard">-7RST Disyunción lógica (OR) de los patrones de bits de los registros S y T colocando el resultado </text:p>
      <text:p text:style-name="Standard">en el registro R.</text:p>
      <text:p text:style-name="Standard"><text:s/></text:p>
      <text:p text:style-name="Standard">-8RST Conjunción lógica (AND) de los patrones de bits de los registros S y T colocando el </text:p>
      <text:p text:style-name="Standard"><text:soft-page-break/>resultado en el registro. </text:p>
      <text:p text:style-name="Standard"/>
      <text:p text:style-name="Standard">-9RST Disyunción lógica exclusiva (XOR) de los patrones de bits de los registros S y T colocando </text:p>
      <text:p text:style-name="Standard">el resultado en el registro R. </text:p>
      <text:p text:style-name="Standard"/>
      <text:p text:style-name="Standard">-AR0X ROTAR el patrón de bits del registro R un bit a derecha X veces. </text:p>
      <text:p text:style-name="Standard"/>
      <text:p text:style-name="Standard">-BRXY SALTAR a la instrucción situada en la celda de memoria cuya dirección es XY si el patrón </text:p>
      <text:p text:style-name="Standard">de bits del registro R es igual al patrón de bits del registro número 0. </text:p>
      <text:p text:style-name="Standard"/>
      <text:p text:style-name="Standard">-C000 PARAR la ejecución. </text:p>
      <text:p text:style-name="Standard"><text:tab/> <text:s text:c="2"/></text:p>
      <text:p text:style-name="Standard">(Agregar la de multiplicaciones de fp)</text:p>
      <text:p text:style-name="Standard"/>
      <text:p text:style-name="Standard"/>
      <text:p text:style-name="Standard">Set de instrucciones del lenguaje assembly:</text:p>
      <text:p text:style-name="Standard"/>
      <text:p text:style-name="Standard">. ldi rd,imm (rd=imm)</text:p>
      <text:p text:style-name="Standard">. ldm rd,port_addr (rd=mem[port_addr])</text:p>
      <text:p text:style-name="Standard">. stm rd,port_addr (mem[port_addr]=rd)</text:p>
      <text:p text:style-name="Standard">. add rd,rs,rt (rd=rs+rt)</text:p>
      <text:p text:style-name="Standard">. sub rd,rs,rt (rd=rs-rt)</text:p>
      <text:p text:style-name="Standard">. and rd,rs,rt (rd=rs and rt)</text:p>
      <text:p text:style-name="Standard">. or <text:s/>rd,rs,rt (rd=rs or rt)</text:p>
      <text:p text:style-name="Standard">. xor rd,rs,rt (rd=rs xor rt)</text:p>
      <text:p text:style-name="Standard">. jmp inst_addr (pc=inst_addr)</text:p>
      <text:p text:style-name="Standard">. jpz inst_addr (si el flag Zero está encendido, pc=inst_addr)</text:p>
      <text:p text:style-name="Standard">. jpc inst_addr (si el flag Carry está encendido, pc=inst_addr)</text:p>
      <text:p text:style-name="Standard">. jnz inst_addr (si el flag Zero NO está encendido, pc=inst_addr)</text:p>
      <text:p text:style-name="Standard">. jnc inst_addr (si el flag Carry NO está encendido, pc=inst_addr)</text:p>
      <text:p text:style-name="Standard">. cmp rd,rs</text:p>
      <text:p text:style-name="Standard">. si rd &gt; rs, se apaga el flag </text:p>
      <text:p text:style-name="Standard">. si rd &lt; rs, se enciende el flag Carry</text:p>
      <text:p text:style-name="Standard">. si rd == rs, se enciende el flag Zero</text:p>
      <text:p text:style-name="Standard"><text:s/>. adi rd,rs,imm (rd=rs+imm)</text:p>
      <text:p text:style-name="Standard"><text:s/>. sl0 rd (rd &lt;= {rd[6:0],0})</text:p>
      <text:p text:style-name="Standard"><text:s/>. sl1 rd (rd &lt;= {rd[6:0],1})</text:p>
      <text:p text:style-name="Standard"><text:s/>. sr0 rd (rd &lt;= {0,rd[7:1]})</text:p>
      <text:p text:style-name="Standard"><text:s/>. sr1 rd (rd &lt;= {1,rd[7:1])</text:p>
      <text:p text:style-name="Standard"><text:s/>. rrl rd (rd &lt;= {rd[6:0],rd[7]})</text:p>
      <text:p text:style-name="Standard"><text:s/>. rrr rd (rd &lt;= {rd[0],rd[7:1])</text:p>
      <text:p text:style-name="Standard"><text:s/>. not rd,rs (rd = not rs)</text:p>
      <text:p text:style-name="Standard"><text:s/>. nop (se deja pasar un ciclo de reloj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9:13:23.910226000</meta:creation-date>
    <dc:date>2014-07-25T18:47:24</dc:date>
    <meta:editing-duration>PT14H36M53S</meta:editing-duration>
    <meta:editing-cycles>3</meta:editing-cycles>
    <meta:generator>LibreOffice/3.5$Linux_X86_64 LibreOffice_project/350m1$Build-2</meta:generator>
    <dc:creator>Maxi </dc:creator>
    <meta:document-statistic meta:table-count="0" meta:image-count="0" meta:object-count="0" meta:page-count="2" meta:paragraph-count="67" meta:word-count="716" meta:character-count="4082" meta:non-whitespace-character-count="3385"/>
  </office:meta>
</office:document-meta>
</file>